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eeeeee" loext:opacity="100%" style:font-name="Nunito Sans" fo:font-style="italic" fo:font-weight="normal" officeooo:rsid="00016466" officeooo:paragraph-rsid="00016466" style:font-style-asian="italic" style:font-weight-asian="normal" style:font-style-complex="italic" style:font-weight-complex="normal"/>
    </style:style>
    <style:style style:name="P2" style:family="paragraph" style:parent-style-name="Standard">
      <style:paragraph-properties fo:text-align="center" style:justify-single-word="false"/>
      <style:text-properties fo:color="#eeeeee" loext:opacity="100%" style:font-name="Nunito Sans" fo:font-size="14pt" fo:font-weight="bold" officeooo:rsid="00016466" officeooo:paragraph-rsid="00016466"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eeeeee" loext:opacity="100%" style:font-name="Nunito Sans" fo:font-size="14pt" fo:font-style="italic" fo:font-weight="normal" officeooo:rsid="00016466" officeooo:paragraph-rsid="00016466" style:font-size-asian="14pt" style:font-style-asian="italic" style:font-weight-asian="normal" style:font-size-complex="14pt" style:font-style-complex="italic" style:font-weight-complex="normal"/>
    </style:style>
    <style:style style:name="P4" style:family="paragraph" style:parent-style-name="Standard" style:list-style-name="L1">
      <style:paragraph-properties fo:text-align="start" style:justify-single-word="false"/>
      <style:text-properties fo:color="#eeeeee" loext:opacity="100%" style:font-name="Nunito Sans" fo:font-weight="normal" officeooo:rsid="00137674" officeooo:paragraph-rsid="00137674"/>
    </style:style>
    <style:style style:name="T1" style:family="text">
      <style:text-properties fo:font-style="normal" style:font-style-asian="normal" style:font-weight-asian="normal" style:font-style-complex="normal" style:font-weight-complex="normal"/>
    </style:style>
    <style:style style:name="T2" style:family="text">
      <style:text-properties fo:font-style="normal" officeooo:rsid="000ae1fa"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127b9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uter Graphics</text:p>
      <text:p text:style-name="P3">Exercises <text:span text:style-name="T4">4</text:span></text:p>
      <text:p text:style-name="P1"/>
      <text:list text:style-name="L1">
        <text:list-item>
          <text:p text:style-name="P4"><text:span text:style-name="T2">R</text:span><text:span text:style-name="T1">ender two separate cubes, each with their own </text:span><text:span text:style-name="T3">mesh</text:span><text:span text:style-name="T1"> and </text:span><text:span text:style-name="T3">transform</text:span><text:span text:style-name="T1">. The first should be rendered with the grass block texture (or any other texture, just keep it below 20mb), while the other should only be rendered with vertex colors. Both of these cubes will need different vertex descriptors and therefore separate render pipelines/shaders.</text:span></text:p>
          <text:p text:style-name="P4"><text:span text:style-name="T1"/></text:p>
        </text:list-item>
        <text:list-item>
          <text:p text:style-name="P4"><text:span text:style-name="T1">Create a </text:span><text:span text:style-name="T3">material.hpp</text:span><text:span text:style-name="T1"> class that simply binds the material we defined in the fragment shader. Give each of the previously created cubes some different material properti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1c1c1c" style:writing-mode="lr-tb" style:layout-grid-color="#c0c0c0" style:layout-grid-lines="20" style:layout-grid-base-height="0.278in" style:layout-grid-ruby-height="0.139in" style:layout-grid-mode="none" style:layout-grid-ruby-below="false" style:layout-grid-print="false" style:layout-grid-display="false" draw:fill="solid" draw:fill-color="#1c1c1c"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c1c1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6:32:50.859913221</meta:creation-date>
    <dc:date>2023-11-20T18:07:59.506532902</dc:date>
    <meta:editing-duration>PT1H51M56S</meta:editing-duration>
    <meta:editing-cycles>19</meta:editing-cycles>
    <meta:generator>LibreOffice/7.6.2.1$Linux_X86_64 LibreOffice_project/60$Build-1</meta:generator>
    <meta:document-statistic meta:table-count="0" meta:image-count="0" meta:object-count="0" meta:page-count="1" meta:paragraph-count="4" meta:word-count="86" meta:character-count="544" meta:non-whitespace-character-count="464"/>
  </office:meta>
</office:document-meta>
</file>